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content.xml" manifest:media-type="text/xml"/>
  <manifest:file-entry manifest:full-path="Object 4/Configurations2/accelerator/current.xml" manifest:media-type=""/>
  <manifest:file-entry manifest:full-path="Object 4/Configurations2/" manifest:media-type="application/vnd.sun.xml.ui.configuration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2" svg:font-family="Garamond" style:font-adornments="Italic" style:font-family-generic="roman"/>
    <style:font-face style:name="Garamond1" svg:font-family="Garamond" style:font-adornments="Regular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2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3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P4" style:family="paragraph" style:parent-style-name="Header">
      <style:paragraph-properties fo:text-align="end" style:justify-single-word="false"/>
      <style:text-properties officeooo:paragraph-rsid="001f597d"/>
    </style:style>
    <style:style style:name="P5" style:family="paragraph" style:parent-style-name="Text_20_body">
      <style:text-properties officeooo:paragraph-rsid="00597de7"/>
    </style:style>
    <style:style style:name="P6" style:family="paragraph" style:parent-style-name="Text_20_body">
      <style:text-properties officeooo:rsid="00597de7" officeooo:paragraph-rsid="00597de7"/>
    </style:style>
    <style:style style:name="P7" style:family="paragraph" style:parent-style-name="Text_20_body">
      <style:text-properties officeooo:rsid="00597de7" officeooo:paragraph-rsid="0065aef3"/>
    </style:style>
    <style:style style:name="P8" style:family="paragraph" style:parent-style-name="Text_20_body">
      <style:text-properties officeooo:rsid="00597de7" officeooo:paragraph-rsid="00624410"/>
    </style:style>
    <style:style style:name="P9" style:family="paragraph" style:parent-style-name="Text_20_body">
      <style:text-properties officeooo:rsid="00597de7" officeooo:paragraph-rsid="006ad02c"/>
    </style:style>
    <style:style style:name="P10" style:family="paragraph" style:parent-style-name="Text_20_body">
      <style:text-properties officeooo:rsid="00552f1e" officeooo:paragraph-rsid="005dab6b"/>
    </style:style>
    <style:style style:name="P11" style:family="paragraph" style:parent-style-name="Text_20_body">
      <style:text-properties officeooo:rsid="00552f1e" officeooo:paragraph-rsid="00552f1e"/>
    </style:style>
    <style:style style:name="P12" style:family="paragraph" style:parent-style-name="Text_20_body">
      <style:text-properties officeooo:rsid="005dab6b" officeooo:paragraph-rsid="005dab6b"/>
    </style:style>
    <style:style style:name="P13" style:family="paragraph" style:parent-style-name="Text_20_body">
      <style:text-properties officeooo:rsid="005edef3" officeooo:paragraph-rsid="005edef3"/>
    </style:style>
    <style:style style:name="P14" style:family="paragraph" style:parent-style-name="Text_20_body">
      <style:text-properties officeooo:rsid="00607c83" officeooo:paragraph-rsid="00607c83"/>
    </style:style>
    <style:style style:name="P15" style:family="paragraph" style:parent-style-name="Text_20_body">
      <style:text-properties officeooo:rsid="00624410" officeooo:paragraph-rsid="00624410"/>
    </style:style>
    <style:style style:name="P16" style:family="paragraph" style:parent-style-name="Text_20_body">
      <style:text-properties officeooo:rsid="0063d15a" officeooo:paragraph-rsid="0063d15a"/>
    </style:style>
    <style:style style:name="P17" style:family="paragraph" style:parent-style-name="Text_20_body">
      <style:text-properties officeooo:rsid="0065aef3" officeooo:paragraph-rsid="0065aef3"/>
    </style:style>
    <style:style style:name="P18" style:family="paragraph" style:parent-style-name="DocText">
      <style:text-properties style:text-position="0% 100%" style:font-name="Garamond" officeooo:rsid="005edef3"/>
    </style:style>
    <style:style style:name="P19" style:family="paragraph" style:parent-style-name="DocText">
      <style:text-properties style:text-position="0% 100%" style:font-name="Garamond" officeooo:rsid="00624410"/>
    </style:style>
    <style:style style:name="P20" style:family="paragraph" style:parent-style-name="DocText">
      <style:text-properties style:text-position="0% 100%" style:font-name="Garamond" officeooo:rsid="00644f63" officeooo:paragraph-rsid="00644f63"/>
    </style:style>
    <style:style style:name="P21" style:family="paragraph" style:parent-style-name="DocVariableDef">
      <style:paragraph-properties fo:margin-left="2.2598in" fo:margin-right="0in" fo:text-indent="-2.011in" style:auto-text-indent="false">
        <style:tab-stops>
          <style:tab-stop style:position="1in"/>
          <style:tab-stop style:position="1.5in"/>
          <style:tab-stop style:position="2in"/>
          <style:tab-stop style:position="3in"/>
        </style:tab-stops>
      </style:paragraph-properties>
    </style:style>
    <style:style style:name="P22" style:family="paragraph" style:parent-style-name="DocVariableDef">
      <style:text-properties officeooo:rsid="005edef3"/>
    </style:style>
    <style:style style:name="P23" style:family="paragraph" style:parent-style-name="DocVariableDef">
      <style:text-properties officeooo:rsid="005edef3" officeooo:paragraph-rsid="0065eb3d"/>
    </style:style>
    <style:style style:name="P24" style:family="paragraph" style:parent-style-name="DocVariableDef">
      <style:text-properties style:text-position="0% 100%" style:font-name="Garamond" officeooo:rsid="00624410"/>
    </style:style>
    <style:style style:name="P25" style:family="paragraph" style:parent-style-name="DocVariableDef">
      <style:text-properties style:text-position="0% 100%" style:font-name="Garamond" officeooo:rsid="0065aef3"/>
    </style:style>
    <style:style style:name="P26" style:family="paragraph" style:parent-style-name="DocVariableDef">
      <style:text-properties style:text-position="0% 100%" style:font-name="Garamond" officeooo:rsid="0063d15a"/>
    </style:style>
    <style:style style:name="P27" style:family="paragraph" style:parent-style-name="DocVariableDef">
      <style:text-properties style:text-position="0% 100%" style:font-name="Garamond" officeooo:rsid="0063d15a" officeooo:paragraph-rsid="0067be3c"/>
    </style:style>
    <style:style style:name="P28" style:family="paragraph" style:parent-style-name="DocVariableDef">
      <style:text-properties officeooo:rsid="00624410"/>
    </style:style>
    <style:style style:name="P29" style:family="paragraph" style:parent-style-name="DocVariableDef">
      <style:text-properties officeooo:rsid="0063d15a"/>
    </style:style>
    <style:style style:name="P30" style:family="paragraph" style:parent-style-name="DocVariableDef">
      <style:text-properties officeooo:rsid="0065eb3d"/>
    </style:style>
    <style:style style:name="P31" style:family="paragraph" style:parent-style-name="DocNote">
      <style:text-properties style:text-position="0% 100%" style:font-name="Garamond" officeooo:rsid="00607c83"/>
    </style:style>
    <style:style style:name="P32" style:family="paragraph" style:parent-style-name="DocWarning">
      <style:text-properties style:text-position="0% 100%" style:font-name="Garamond" officeooo:rsid="00607c83"/>
    </style:style>
    <style:style style:name="P33" style:family="paragraph" style:parent-style-name="DocVariableDef">
      <style:paragraph-properties fo:margin-left="0.25in" fo:margin-right="0in" fo:text-indent="0in" style:auto-text-indent="false"/>
      <style:text-properties officeooo:rsid="005edef3" officeooo:paragraph-rsid="0065eb3d"/>
    </style:style>
    <style:style style:name="P34" style:family="paragraph" style:parent-style-name="DocVariableDef">
      <style:paragraph-properties fo:margin-left="0in" fo:margin-right="0in" fo:text-indent="0in" style:auto-text-indent="false"/>
      <style:text-properties style:text-position="0% 100%" style:font-name="Garamond" officeooo:rsid="0063d15a" officeooo:paragraph-rsid="006835f8"/>
    </style:style>
    <style:style style:name="P35" style:family="paragraph" style:parent-style-name="Text_20_body" style:list-style-name="L1">
      <style:text-properties officeooo:rsid="005edef3" officeooo:paragraph-rsid="005edef3"/>
    </style:style>
    <style:style style:name="P36" style:family="paragraph" style:parent-style-name="DocHeading2">
      <style:text-properties officeooo:rsid="00552f1e" officeooo:paragraph-rsid="00552f1e"/>
    </style:style>
    <style:style style:name="P37" style:family="paragraph" style:parent-style-name="DocHeading2">
      <style:text-properties officeooo:rsid="00585851" officeooo:paragraph-rsid="00585851"/>
    </style:style>
    <style:style style:name="P38" style:family="paragraph" style:parent-style-name="DocHeading1">
      <style:text-properties officeooo:rsid="00552f1e" officeooo:paragraph-rsid="00552f1e"/>
    </style:style>
    <style:style style:name="P39" style:family="paragraph" style:parent-style-name="DocHeading1">
      <style:text-properties officeooo:rsid="0057c3fb" officeooo:paragraph-rsid="0057c3fb"/>
    </style:style>
    <style:style style:name="P40" style:family="paragraph" style:parent-style-name="DocHeading1">
      <style:text-properties officeooo:rsid="00585851" officeooo:paragraph-rsid="00585851"/>
    </style:style>
    <style:style style:name="P41" style:family="paragraph" style:parent-style-name="DocHeading3">
      <style:text-properties officeooo:rsid="00597de7" officeooo:paragraph-rsid="00597de7"/>
    </style:style>
    <style:style style:name="P42" style:family="paragraph" style:parent-style-name="DocText">
      <style:text-properties officeooo:paragraph-rsid="006bd471"/>
    </style:style>
    <style:style style:name="P43" style:family="paragraph" style:parent-style-name="DocTitle" style:master-page-name="First_20_Page">
      <style:paragraph-properties style:page-number="auto"/>
      <style:text-properties officeooo:rsid="001d76c3" officeooo:paragraph-rsid="001d76c3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f597d"/>
    </style:style>
    <style:style style:name="T3" style:family="text">
      <style:text-properties officeooo:rsid="005841f3"/>
    </style:style>
    <style:style style:name="T4" style:family="text">
      <style:text-properties officeooo:rsid="00585851"/>
    </style:style>
    <style:style style:name="T5" style:family="text">
      <style:text-properties officeooo:rsid="00597de7"/>
    </style:style>
    <style:style style:name="T6" style:family="text">
      <style:text-properties officeooo:rsid="005b3694"/>
    </style:style>
    <style:style style:name="T7" style:family="text">
      <style:text-properties officeooo:rsid="005dab6b"/>
    </style:style>
    <style:style style:name="T8" style:family="text">
      <style:text-properties officeooo:rsid="005edef3"/>
    </style:style>
    <style:style style:name="T9" style:family="text">
      <style:text-properties style:text-position="sub 58%" officeooo:rsid="005edef3"/>
    </style:style>
    <style:style style:name="T10" style:family="text">
      <style:text-properties style:text-position="sub 58%" style:font-name="Garamond" officeooo:rsid="00624410"/>
    </style:style>
    <style:style style:name="T11" style:family="text">
      <style:text-properties style:text-position="sub 58%" style:font-name="Garamond" officeooo:rsid="0065aef3"/>
    </style:style>
    <style:style style:name="T12" style:family="text">
      <style:text-properties style:text-position="0% 100%" officeooo:rsid="005edef3"/>
    </style:style>
    <style:style style:name="T13" style:family="text">
      <style:text-properties style:text-position="0% 100%" style:font-name="Garamond1" officeooo:rsid="0065aef3"/>
    </style:style>
    <style:style style:name="T14" style:family="text">
      <style:text-properties style:text-position="0% 100%" style:font-name="Garamond" officeooo:rsid="00624410"/>
    </style:style>
    <style:style style:name="T15" style:family="text">
      <style:text-properties style:text-position="0% 100%" style:font-name="Garamond" officeooo:rsid="00644f63"/>
    </style:style>
    <style:style style:name="T16" style:family="text">
      <style:text-properties style:text-position="0% 100%" style:font-name="Garamond" officeooo:rsid="0065aef3"/>
    </style:style>
    <style:style style:name="T17" style:family="text">
      <style:text-properties style:text-position="0% 100%" style:font-name="Garamond" officeooo:rsid="006fc600"/>
    </style:style>
    <style:style style:name="T18" style:family="text">
      <style:text-properties style:text-position="0% 100%" style:font-name="Garamond" officeooo:rsid="007066c8"/>
    </style:style>
    <style:style style:name="T19" style:family="text">
      <style:text-properties style:text-position="0% 100%" style:font-name="Garamond" officeooo:rsid="006eb89b"/>
    </style:style>
    <style:style style:name="T20" style:family="text">
      <style:text-properties style:text-position="0% 100%" officeooo:rsid="0069b7bc"/>
    </style:style>
    <style:style style:name="T21" style:family="text">
      <style:text-properties style:font-name="Garamond1" officeooo:rsid="00624410"/>
    </style:style>
    <style:style style:name="T22" style:family="text">
      <style:text-properties officeooo:rsid="00607c83"/>
    </style:style>
    <style:style style:name="T23" style:family="text">
      <style:text-properties officeooo:rsid="00624410"/>
    </style:style>
    <style:style style:name="T24" style:family="text">
      <style:text-properties officeooo:rsid="0063d15a"/>
    </style:style>
    <style:style style:name="T25" style:family="text">
      <style:text-properties officeooo:rsid="0065aef3"/>
    </style:style>
    <style:style style:name="T26" style:family="text">
      <style:text-properties officeooo:rsid="00674fc4"/>
    </style:style>
    <style:style style:name="T27" style:family="text">
      <style:text-properties officeooo:rsid="0067be3c"/>
    </style:style>
    <style:style style:name="T28" style:family="text">
      <style:text-properties officeooo:rsid="0069b7bc"/>
    </style:style>
    <style:style style:name="T29" style:family="text">
      <style:text-properties officeooo:rsid="0066c268"/>
    </style:style>
    <style:style style:name="T30" style:family="text">
      <style:text-properties officeooo:rsid="006ad02c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43"><text:title>Body Motion</text:title></text:p>
      <text:h text:style-name="P38" text:outline-level="1">Result</text:h>
      <text:p text:style-name="P10"><text:span text:style-name="T7">This output provides information about the </text:span><text:span text:style-name="T22">body </text:span><text:span text:style-name="T7">motions. <text:s/>It presents the value of the </text:span><text:span text:style-name="T26">motion </text:span><text:span text:style-name="T7">for each motion variable, detailed for each wave frequency specified. <text:s/></text:span></text:p>
      <text:h text:style-name="P36" text:outline-level="2">Units of Measurement</text:h>
      <text:p text:style-name="P12">The units of measurement depend on the variable of motion and the order of derivative specified. <text:s/>The following formula may be used to calculate the units of the output.</text:p>
      <text:p text:style-name="P12"><draw:frame draw:style-name="fr1" draw:name="Object1" text:anchor-type="as-char" svg:width="0.7016in" svg:height="0.1846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DocEquation"><text:span text:style-name="T8">Equation </text:span><text:span text:style-name="T8"><text:sequence text:ref-name="refEquation0" text:name="Equation" text:formula="ooow:Equation+1" style:num-format="1">1.1</text:sequence></text:span></text:p>
      <text:p text:style-name="P22">Variables:</text:p>
      <text:p text:style-name="P22">X = <text:tab/>Units of the motion variable in question (determined by the motion model).</text:p>
      <text:h text:style-name="P38" text:outline-level="1">Assumptions / <text:span text:style-name="T4">Limitations</text:span></text:h>
      <text:p text:style-name="P13">This output assumes an oscillatory motion at a steady state value. <text:s/>Transient effects are ignored.</text:p>
      <text:h text:style-name="P39" text:outline-level="1"><text:span text:style-name="T3">Variable</text:span> Dependencies</text:h>
      <text:p text:style-name="P13">This output depends on the following variables.</text:p>
      <text:list xml:id="list20403410622" text:style-name="L1">
        <text:list-item>
          <text:p text:style-name="P35">Body encounter frequency.</text:p>
        </text:list-item>
        <text:list-item>
          <text:p text:style-name="P35">Global wave direction.</text:p>
        </text:list-item>
        <text:list-item>
          <text:p text:style-name="P35">Body heading.</text:p>
        </text:list-item>
        <text:list-item>
          <text:p text:style-name="P35">All the body input forces</text:p>
        </text:list-item>
        <text:list-item>
          <text:p text:style-name="P35">Global wave spectrum</text:p>
        </text:list-item>
      </text:list>
      <text:h text:style-name="P38" text:outline-level="1">Derivation</text:h>
      <text:p text:style-name="P11"><text:sequence-ref text:reference-format="category-and-value" text:ref-name="refEquation1">Equation 4.1</text:sequence-ref> <text:span text:style-name="T8">shows the calculation of </text:span><text:span text:style-name="T26">the motion of </text:span><text:span text:style-name="T28">body</text:span><text:span text:style-name="T8"> variables. <text:s/>This equation assumes the </text:span><text:span text:style-name="T28">body</text:span><text:span text:style-name="T8"> motion variables are already solved. <text:s/></text:span><text:span text:style-name="T26">The equation shows that the motion variable is the solution to the body motion directly. <text:s/>No derivation is required.</text:span></text:p>
      <text:p text:style-name="P11"><text:soft-page-break/><draw:frame draw:style-name="fr1" draw:name="Object2" text:anchor-type="as-char" svg:width="0.6252in" svg:height="0.2098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DocEquation"><text:span text:style-name="T8">Equation </text:span><text:span text:style-name="T8"><text:sequence text:ref-name="refEquation1" text:name="Equation" text:formula="ooow:Equation+1" style:num-format="1">4.1</text:sequence></text:span></text:p>
      <text:p text:style-name="P22">Variables:</text:p>
      <text:p text:style-name="P22">v = <text:tab/>Index of the <text:span text:style-name="T28">body </text:span>motion variable in question (numbered starting from 1).</text:p>
      <text:p text:style-name="DocVariableDef"><text:span text:style-name="T8">X</text:span><text:span text:style-name="T9">v</text:span><text:span text:style-name="T12"> = <text:tab/>Amplitude of </text:span><text:span text:style-name="T20">body </text:span><text:span text:style-name="T12">motion variable, index v.</text:span></text:p>
      <text:p text:style-name="P26">Underline notation denotes a complex variable.</text:p>
      <text:p text:style-name="P18"/>
      <text:p text:style-name="P31">Although <text:span text:style-name="T26">the </text:span>body motion <text:span text:style-name="T26">is based on encounter frequency</text:span>, <text:span text:style-name="T26">it</text:span> can still be compared to the global wave frequency. <text:s/>The dependency is a valid comparison. <text:s/></text:p>
      <text:p text:style-name="P32">But do not extend this concept to the response amplitude operators. <text:s/>The calculation of the RAO depends on the exact encountered wave spectrum and can not be generalized to the global wave frequency.</text:p>
      <text:h text:style-name="P40" text:outline-level="1">Application to Custom Motion Models</text:h>
      <text:p text:style-name="P14">This output is flexibl<text:span text:style-name="T26">e</text:span> enough to accommodate all motion models, including custom motion models. <text:s/>It will accurately report the body motions for any motion model used.</text:p>
      <text:h text:style-name="P40" text:outline-level="1"><text:bookmark-start text:name="__RefHeading__92_63350455"/>Response Amplitude Operator (RAO)<text:bookmark-end text:name="__RefHeading__92_63350455"/></text:h>
      <text:p text:style-name="P5"><text:span text:style-name="T5">Most of the outputs are presented in two formats: <text:s/>the absolute value, and a response amplitude operator (RAO). <text:s/>The RAO gives the relative output for the given input. <text:s/>This can be useful when comparing the performance of the body on a general basis, independent of the given seastate. <text:s/>However, calculation of an RAO is not consistent through the industry or even from one input to the next. <text:s/>Section </text:span><text:span text:style-name="T5"><text:bookmark-ref text:reference-format="number" text:ref-name="__RefHeading__92_63350455">6</text:bookmark-ref></text:span><text:span text:style-name="T5"> addresses this by describing the exact calculation method of the RAO for each output.</text:span></text:p>
      <text:h text:style-name="P37" text:outline-level="2">RAO Calculation</text:h>
      <text:p text:style-name="P5"><text:span text:style-name="T5">The RAO </text:span><text:span text:style-name="T6">calculation is divided into two sections: <text:s/>first the RAO normalization is derived; and then the actual method of RAO application is shown. <text:s/>This may be specific to each RAO.</text:span></text:p>
      <text:h text:style-name="P41" text:outline-level="3">RAO Normalization</text:h>
      <text:p text:style-name="P8"><text:span text:style-name="T23">For all motions, the RAO is normalized based on wave amplitude for the given body encounter spectrum. (</text:span><text:span text:style-name="T23"><text:sequence-ref text:reference-format="category-and-value" text:ref-name="refEquation2">Equation 6.1</text:sequence-ref></text:span><text:span text:style-name="T23">)</text:span></text:p>
      <text:p text:style-name="P9"><text:span text:style-name="T29">The original </text:span><text:span text:style-name="T30">motions</text:span><text:span text:style-name="T29"> were a complex variable, which tracked the magnitude of the response and it phase angle relative to the incident wave. <text:s/>However, RAO's are often used to quickly generalize a set of results and apply them to another situation. <text:s/>In that case, the phase angle of the </text:span><text:span text:style-name="T30">force</text:span><text:span text:style-name="T29"> might not be accurate to the next situation. <text:s/>So only the magnitude of the RAO is reported. <text:s/>This provided a worst case scenario. <text:s/></text:span></text:p>
      <text:p text:style-name="P9"><text:span text:style-name="T29">In reality, the difference in phase angles mean that the maximum motions never occur at that same time. <text:s/>The real </text:span><text:span text:style-name="T30">motion </text:span><text:span text:style-name="T29">will always be less than the magnitude reported through the RAO. <text:s/>But the exact quantity </text:span><text:soft-page-break/><text:span text:style-name="T29">can not be accurately reported through application of an RAO. <text:s/>The conservative approach was to only report the magnitude.</text:span></text:p>
      <text:p text:style-name="P15"><draw:frame draw:style-name="fr1" draw:name="Object3" text:anchor-type="as-char" svg:width="1.2583in" svg:height="0.4634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DocEquation"><text:span text:style-name="T23">Equation </text:span><text:span text:style-name="T23"><text:sequence text:ref-name="refEquation2" text:name="Equation" text:formula="ooow:Equation+1" style:num-format="1">6.1</text:sequence></text:span></text:p>
      <text:p text:style-name="P28">Variables:</text:p>
      <text:p text:style-name="DocVariableDef"><draw:frame draw:style-name="fr1" draw:name="Object4" text:anchor-type="as-char" svg:width="0.4217in" svg:height="0.2098in" draw:z-index="3"><draw:object xlink:href="./Object 4" xlink:type="simple" xlink:show="embed" xlink:actuate="onLoad"/><draw:image xlink:href="./ObjectReplacements/Object 4" xlink:type="simple" xlink:show="embed" xlink:actuate="onLoad"/></draw:frame><text:tab/><text:span text:style-name="T27">B</text:span><text:span text:style-name="T23">ody motion for the body of index b.</text:span></text:p>
      <text:p text:style-name="DocVariableDef"><text:span text:style-name="T21">ζ</text:span><text:span text:style-name="T10">0b</text:span><text:span text:style-name="T14"> = <text:tab/>Encountered wave amplitude for the body of index b.</text:span></text:p>
      <text:p text:style-name="P24">b = <text:tab/>Index of body specified.</text:p>
      <text:p text:style-name="P27">Underline notation denotes a complex variable.</text:p>
      <text:h text:style-name="P41" text:outline-level="3">RAO Application</text:h>
      <text:p text:style-name="P16">The RAO can be applied with simply multiplying by the wave amplitude. <text:s/></text:p>
      <text:p text:style-name="P16"><draw:frame draw:style-name="fr1" draw:name="Object5" text:anchor-type="as-char" svg:width="1.3189in" svg:height="0.2311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DocEquation"><text:span text:style-name="T24">Equation </text:span><text:span text:style-name="T24"><text:sequence text:ref-name="refEquation3" text:name="Equation" text:formula="ooow:Equation+1" style:num-format="1">6.2</text:sequence></text:span></text:p>
      <text:p text:style-name="P29">Variables:</text:p>
      <text:p text:style-name="DocVariableDef"><text:span text:style-name="T21">ζ</text:span><text:span text:style-name="T10">0b</text:span><text:span text:style-name="T14"> = <text:tab/>Encountered wave amplitude for the body of index b.</text:span></text:p>
      <text:p text:style-name="P24">b = <text:tab/>Index of body specified.</text:p>
      <text:p text:style-name="P19"/>
      <text:p text:style-name="P42"><text:span text:style-name="T15">Sometimes, it is more convenient to apply the RAO directly to the wave energy spectrum. <text:s/>There are two wave energy spectra to select from: <text:s/>the body encounter spectrum, and the global wave spectrum. <text:s/></text:span><text:span text:style-name="T15"><text:sequence-ref text:reference-format="category-and-value" text:ref-name="refEquation4">Equation 6.3</text:sequence-ref></text:span><text:span text:style-name="T15"> shows application of the global wave spectrum. <text:s/>This includes </text:span><text:span text:style-name="T16">application of an additional RAO to convert from the global wave spectrum to the body encounter spectrum. <text:s text:c="3"/></text:span><text:span text:style-name="T17">The output from this calculation is the spectral energy density of the </text:span><text:span text:style-name="T19">body motion.</text:span></text:p>
      <text:p text:style-name="P20"><draw:frame draw:style-name="fr1" draw:name="Object6" text:anchor-type="as-char" svg:width="2.9583in" svg:height="0.2701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DocEquation"><text:span text:style-name="T15">Equation </text:span><text:span text:style-name="T15"><text:sequence text:ref-name="refEquation4" text:name="Equation" text:formula="ooow:Equation+1" style:num-format="1">6.3</text:sequence></text:span></text:p>
      <text:p text:style-name="P25">Variables:</text:p>
      <text:p text:style-name="P21"><text:span text:style-name="T16"><draw:frame draw:style-name="fr1" draw:name="Object7" text:anchor-type="as-char" svg:width="0.8689in" svg:height="0.2311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/text:span><text:span text:style-name="T16"><text:tab/>Response amplitude operator (RAO) to convert from body wave amplitude to body motion.</text:span></text:p>
      <text:p text:style-name="P21"><text:span text:style-name="T16"><draw:frame draw:style-name="fr1" draw:name="Object8" text:anchor-type="as-char" svg:width="1.1264in" svg:height="0.2126in" draw:z-index="7"><draw:object xlink:href="./Object 8" xlink:type="simple" xlink:show="embed" xlink:actuate="onLoad"/><draw:image xlink:href="./ObjectReplacements/Object 8" xlink:type="simple" xlink:show="embed" xlink:actuate="onLoad"/></draw:frame></text:span><text:span text:style-name="T16"><text:tab/>RAO to convert from global wave spectrum to body encountered spectrum.</text:span></text:p>
      <text:p text:style-name="P21"><text:span text:style-name="T16">S(</text:span><text:span text:style-name="T13">ω</text:span><text:span text:style-name="T11">G</text:span><text:span text:style-name="T16">) = <text:tab/>Global wave spectrum, spectral energy density.</text:span></text:p>
      <text:h text:style-name="P37" text:outline-level="2">RAO Units</text:h>
      <text:p text:style-name="P6">The units of the resulting RAO output can become very confusing, depending on how the RAO gets calculated. <text:s/>This section clarifies by clearly stating the units for each RAO.</text:p>
      <text:p text:style-name="P7"><text:span text:style-name="T25">The units of the RAO depend on the motion model, motion variable, and order of derivative requested. <text:s/></text:span><text:span text:style-name="T25"><text:sequence-ref text:reference-format="category-and-value" text:ref-name="refEquation5">Equation 6.4</text:sequence-ref></text:span><text:span text:style-name="T25"> provides the formula to determine the units for the RAO of the output.</text:span></text:p>
      <text:p text:style-name="P17"><draw:frame draw:style-name="fr1" draw:name="Object9" text:anchor-type="as-char" svg:width="1.3382in" svg:height="0.3937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DocEquation"><text:span text:style-name="T25">Equation </text:span><text:span text:style-name="T25"><text:sequence text:ref-name="refEquation5" text:name="Equation" text:formula="ooow:Equation+1" style:num-format="1">6.4</text:sequence></text:span></text:p>
      <text:p text:style-name="P23">Variables:</text:p>
      <text:p text:style-name="P33">X = <text:tab/>Units of the motion variable in question (determined by the motion model).</text:p>
      <text:p text:style-name="P30"><text:soft-page-break/>m = <text:tab/>Units of meters (m).</text:p>
      <text:p text:style-name="P3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Garamond2" svg:font-family="Garamond" style:font-adornments="Italic" style:font-family-generic="roman"/>
    <style:font-face style:name="Garamond1" svg:font-family="Garamond" style:font-adornments="Regular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2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margin-top="0in" fo:margin-bottom="0in" style:contextual-spacing="false" fo:line-height="100%" fo:text-align="end" style:justify-single-word="false" style:page-number="auto" fo:background-color="transparent" style:shadow="none">
        <style:tab-stops/>
        <style:background-image/>
      </style:paragraph-properties>
    </style:style>
    <style:style style:name="Doc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paragraph-properties fo:text-align="start" style:justify-single-word="false"/>
      <style:text-properties fo:color="#11471e" style:font-name="Arial Narrow1" fo:font-size="20pt" fo:font-weight="normal"/>
    </style:style>
    <style:style style:name="DocTitle" style:family="paragraph" style:parent-style-name="Title" style:next-style-name="DocSubtitle" style:master-page-name="">
      <style:paragraph-properties fo:text-align="start" style:justify-single-word="false" style:page-number="auto" style:shadow="none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0.5in" fo:margin-right="0in" fo:margin-top="0in" fo:margin-bottom="0in" style:contextual-spacing="false" fo:text-indent="-0.25in" style:auto-text-indent="false">
        <style:tab-stops>
          <style:tab-stop style:position="0.25in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DocNote" style:family="paragraph" style:parent-style-name="DocText" style:next-style-name="DocText" style:master-page-name="">
      <style:paragraph-properties fo:margin="100%" fo:margin-left="0.5in" fo:margin-right="0in" fo:margin-top="0.25in" fo:margin-bottom="0.25in" style:contextual-spacing="false" fo:keep-together="always" fo:text-indent="0in" style:auto-text-indent="false" style:page-number="auto" fo:padding="0.0201in" fo:border-left="2.01pt solid #008000" fo:border-right="none" fo:border-top="none" fo:border-bottom="none" style:shadow="none"/>
    </style:style>
    <style:style style:name="DocWarning" style:family="paragraph" style:parent-style-name="DocNote" style:next-style-name="DocText">
      <style:paragraph-properties fo:background-color="transparent" fo:padding="0.0201in" fo:border-left="2.01pt solid #800000" fo:border-right="none" fo:border-top="none" fo:border-bottom="none">
        <style:background-image/>
      </style:paragraph-properties>
      <style:text-properties fo:font-style="italic"/>
    </style:style>
    <style:style style:name="DocExample" style:family="paragraph" style:parent-style-name="DocText" style:next-style-name="DocText" style:master-page-name="">
      <style:paragraph-properties fo:margin="100%" fo:margin-left="0.25in" fo:margin-right="0in" fo:margin-top="0in" fo:margin-bottom="0in" style:contextual-spacing="false" fo:text-indent="0in" style:auto-text-indent="false" style:page-number="auto" fo:background-color="#e6e6e6" style:shadow="none">
        <style:background-image/>
      </style:paragraph-properties>
    </style:style>
    <style:style style:name="DocCode" style:family="paragraph" style:parent-style-name="DocExample" style:next-style-name="DocText">
      <style:paragraph-properties fo:margin-top="0in" fo:margin-bottom="0in" style:contextual-spacing="false" fo:line-height="100%" fo:padding="0.0201in" fo:border-left="2.01pt solid #000000" fo:border-right="none" fo:border-top="none" fo:border-bottom="none" style:shadow="none"/>
      <style:text-properties style:font-name="Courier New" fo:font-size="10pt"/>
    </style:style>
    <style:style style:name="DocVariableDef" style:family="paragraph" style:parent-style-name="DocText" style:next-style-name="DocText" style:default-outline-level="" style:list-style-name="">
      <style:paragraph-properties fo:margin="100%" fo:margin-left="1.25in" fo:margin-right="0in" fo:margin-top="0in" fo:margin-bottom="0in" style:contextual-spacing="false" fo:text-indent="-1in" style:auto-text-indent="false" fo:background-color="transparent">
        <style:tab-stops>
          <style:tab-stop style:position="1in"/>
          <style:tab-stop style:position="1.5in"/>
          <style:tab-stop style:position="2in"/>
          <style:tab-stop style:position="3in"/>
        </style:tab-stops>
        <style:background-image/>
      </style:paragraph-properties>
      <style:text-properties fo:font-size="9pt"/>
    </style:style>
    <style:style style:name="DocTableText" style:family="paragraph" style:parent-style-name="DocText" style:master-page-name="">
      <style:paragraph-properties fo:margin-top="0in" fo:margin-bottom="0in" style:contextual-spacing="false" fo:line-height="100%" style:page-number="auto"/>
      <style:text-properties style:font-name="Arial" fo:font-size="10.5pt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2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MP3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4" style:family="paragraph" style:parent-style-name="Header">
      <style:paragraph-properties fo:text-align="end" style:justify-single-word="false"/>
      <style:text-properties officeooo:paragraph-rsid="001f597d"/>
    </style:style>
    <style:style style:name="MT1" style:family="text">
      <style:text-properties fo:font-size="10pt" style:font-size-asian="10pt" style:font-size-complex="10pt"/>
    </style:style>
    <style:style style:name="MT2" style:family="text"/>
    <style:style style:name="MT3" style:family="text">
      <style:text-properties officeooo:rsid="001f597d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fo:border-top="2.01pt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2.01pt solid #000000" fo:border-left="none" fo:border-right="none" fo:padding="0.0201in" style:shadow="none" style:dynamic-spacing="false"/>
      </style:header-style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file-name text:display="name-and-extension">T04-0050.0011_body_motion.odt</text:file-name></text:span><text:tab/> <text:a xlink:type="simple" xlink:href="http://www.dmsonline.us/"><text:span text:style-name="MT1">www.dmsonline.us</text:span></text:a><text:tab/>Page <text:page-number text:select-page="current">4</text:page-number></text:p>
      </style:footer>
    </style:master-page>
    <style:master-page style:name="Title_20_Page" style:display-name="Title Page" style:page-layout-name="Mpm2" style:next-style-name="Standard">
      <style:header>
        <text:p text:style-name="MP2">Document Number: <text:s/></text:p>
      </style:header>
      <style:footer>
        <text:p text:style-name="MP3"><text:tab/><text:a xlink:type="simple" xlink:href="http://www.dmsonline.us/">www.dmsonline.us</text:a><text:tab/></text:p>
      </style:footer>
    </style:master-page>
    <style:master-page style:name="First_20_Page" style:display-name="First Page" style:page-layout-name="Mpm3" style:next-style-name="Standard">
      <style:header>
        <text:p text:style-name="MP4"><text:span text:style-name="MT3">Document Number: <text:s/></text:span><text:span text:style-name="MT3"><text:subject>T04-0050.0011</text:subject></text:span></text:p>
      </style:head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4-04-18T11:47:06</meta:creation-date>
    <meta:editing-cycles>14</meta:editing-cycles>
    <meta:editing-duration>PT1H11M27S</meta:editing-duration>
    <dc:description>Calculation of body motion
.</dc:description>
    <dc:subject>T04-0050.0011</dc:subject>
    <dc:title>Body Motion</dc:title>
    <dc:date>2014-04-19T10:56:46</dc:date>
    <meta:document-statistic meta:table-count="0" meta:image-count="0" meta:object-count="9" meta:page-count="4" meta:paragraph-count="71" meta:word-count="841" meta:character-count="5132" meta:non-whitespace-character-count="4304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i mathvariant="italic">units</mi>
        <mo stretchy="false">=</mo>
        <mi>X</mi>
      </mrow>
    </mrow>
    <annotation encoding="StarMath 5.0">units = X</annotation>
  </semantics>
</math>
</file>

<file path=Object 2/content.xml><?xml version="1.0" encoding="utf-8"?>
<math xmlns="http://www.w3.org/1998/Math/MathML">
  <semantics>
    <mrow>
      <mrow>
        <munder accentunder="true">
          <msub>
            <mi>X</mi>
            <mi>v</mi>
          </msub>
          <mo>̲</mo>
        </munder>
        <mo stretchy="false">=</mo>
        <munder accentunder="true">
          <msub>
            <mi>X</mi>
            <mi>v</mi>
          </msub>
          <mo>̲</mo>
        </munder>
      </mrow>
    </mrow>
    <annotation encoding="StarMath 5.0">underline X_v  = underline X_v</annotation>
  </semantics>
</math>
</file>

<file path=Object 3/content.xml><?xml version="1.0" encoding="utf-8"?>
<math xmlns="http://www.w3.org/1998/Math/MathML">
  <semantics>
    <mrow>
      <mi mathvariant="italic">RAO</mi>
      <mrow>
        <mfenced open="(" close=")">
          <mrow>
            <msub>
              <mi>X</mi>
              <mi>v</mi>
            </msub>
          </mrow>
        </mfenced>
        <mo stretchy="false">=</mo>
        <mfenced open="∥" close="∥">
          <mrow>
            <mfrac>
              <munder accentunder="true">
                <msub>
                  <mi>X</mi>
                  <mi>v</mi>
                </msub>
                <mo>̲</mo>
              </munder>
              <msub>
                <mo stretchy="false">ζ</mo>
                <mn>0b</mn>
              </msub>
            </mfrac>
          </mrow>
        </mfenced>
      </mrow>
    </mrow>
    <annotation encoding="StarMath 5.0">RAO left ( X_v right ) = left ldline underline X_v over %zeta_0b right ldline</annotation>
  </semantics>
</math>
</file>

<file path=Object 4/content.xml><?xml version="1.0" encoding="utf-8"?>
<math xmlns="http://www.w3.org/1998/Math/MathML">
  <semantics>
    <mrow>
      <mrow>
        <munder accentunder="true">
          <msub>
            <mi>X</mi>
            <mi>v</mi>
          </msub>
          <mo>̲</mo>
        </munder>
        <mo stretchy="false">=</mo>
        <mi/>
      </mrow>
    </mrow>
    <annotation encoding="StarMath 5.0">underline X_v = ~</annotation>
  </semantics>
</math>
</file>

<file path=Object 5/content.xml><?xml version="1.0" encoding="utf-8"?>
<math xmlns="http://www.w3.org/1998/Math/MathML">
  <semantics>
    <mrow>
      <mrow>
        <msub>
          <mi>X</mi>
          <mi>v</mi>
        </msub>
        <mo stretchy="false">=</mo>
        <mi mathvariant="italic">RAO</mi>
      </mrow>
      <mfenced open="(" close=")">
        <mrow>
          <msub>
            <mi>X</mi>
            <mi>v</mi>
          </msub>
        </mrow>
      </mfenced>
      <mi/>
      <msub>
        <mo stretchy="false">ζ</mo>
        <mn>0b</mn>
      </msub>
    </mrow>
    <annotation encoding="StarMath 5.0">X_v  = RAO left ( X_v right ) ` %zeta_0b</annotation>
  </semantics>
</math>
</file>

<file path=Object 6/content.xml><?xml version="1.0" encoding="utf-8"?>
<math xmlns="http://www.w3.org/1998/Math/MathML">
  <semantics>
    <mrow>
      <mi>S</mi>
      <mrow>
        <mfenced open="(" close=")">
          <mrow>
            <msub>
              <mi>X</mi>
              <mi>v</mi>
            </msub>
          </mrow>
        </mfenced>
        <mo stretchy="false">=</mo>
        <mrow>
          <msup>
            <mfenced open="(" close=")">
              <mrow>
                <mi mathvariant="italic">RAO</mi>
                <mfenced open="(" close=")">
                  <mrow>
                    <msub>
                      <mi>X</mi>
                      <mi>v</mi>
                    </msub>
                  </mrow>
                </mfenced>
              </mrow>
            </mfenced>
            <mn>2</mn>
          </msup>
          <mo stretchy="false">⋅</mo>
          <mfenced open="[" close="]">
            <mrow>
              <mi mathvariant="italic">RAO</mi>
              <mrow>
                <mrow>
                  <mo stretchy="false">(</mo>
                  <mrow>
                    <mi>S</mi>
                    <mrow>
                      <mo stretchy="false">(</mo>
                      <mrow>
                        <msub>
                          <mo stretchy="false">ω</mo>
                          <mi>G</mi>
                        </msub>
                      </mrow>
                      <mo stretchy="false">)</mo>
                    </mrow>
                  </mrow>
                  <mo stretchy="false">)</mo>
                </mrow>
                <mo stretchy="false">⋅</mo>
                <mi>S</mi>
              </mrow>
              <mrow>
                <mo stretchy="false">(</mo>
                <mrow>
                  <msub>
                    <mo stretchy="false">ω</mo>
                    <mi>G</mi>
                  </msub>
                </mrow>
                <mo stretchy="false">)</mo>
              </mrow>
            </mrow>
          </mfenced>
        </mrow>
      </mrow>
    </mrow>
    <annotation encoding="StarMath 5.0">S left (X_v right ) = left ( RAO left ( X_v right ) right )^2 cdot left [ RAO(S(%omega_G)) cdot S(%omega_G) right ]</annotation>
  </semantics>
</math>
</file>

<file path=Object 7/content.xml><?xml version="1.0" encoding="utf-8"?>
<math xmlns="http://www.w3.org/1998/Math/MathML">
  <semantics>
    <mrow>
      <mi mathvariant="italic">RAO</mi>
      <mrow>
        <mfenced open="(" close=")">
          <mrow>
            <msub>
              <mi>X</mi>
              <mi>v</mi>
            </msub>
          </mrow>
        </mfenced>
        <mo stretchy="false">=</mo>
        <mi/>
      </mrow>
    </mrow>
    <annotation encoding="StarMath 5.0">RAO left (X_v right ) = ~</annotation>
  </semantics>
</math>
</file>

<file path=Object 8/content.xml><?xml version="1.0" encoding="utf-8"?>
<math xmlns="http://www.w3.org/1998/Math/MathML">
  <semantics>
    <mrow>
      <mi mathvariant="italic">RAO</mi>
      <mrow>
        <mrow>
          <mo stretchy="false">(</mo>
          <mrow>
            <mi>S</mi>
            <mrow>
              <mo stretchy="false">(</mo>
              <mrow>
                <msub>
                  <mo stretchy="false">ω</mo>
                  <mi>G</mi>
                </msub>
              </mrow>
              <mo stretchy="false">)</mo>
            </mrow>
          </mrow>
          <mo stretchy="false">)</mo>
        </mrow>
        <mo stretchy="false">=</mo>
        <mi/>
      </mrow>
    </mrow>
    <annotation encoding="StarMath 5.0">RAO(S(%omega_G)) = ~</annotation>
  </semantics>
</math>
</file>

<file path=Object 9/content.xml><?xml version="1.0" encoding="utf-8"?>
<math xmlns="http://www.w3.org/1998/Math/MathML">
  <semantics>
    <mrow>
      <mrow>
        <msub>
          <mfenced open="[" close="]">
            <mrow>
              <mi mathvariant="italic">RAO</mi>
              <mfenced open="(" close=")">
                <mrow>
                  <msub>
                    <mi>X</mi>
                    <mi>v</mi>
                  </msub>
                </mrow>
              </mfenced>
            </mrow>
          </mfenced>
          <mi mathvariant="italic">units</mi>
        </msub>
        <mo stretchy="false">=</mo>
        <mfrac>
          <mi>X</mi>
          <mrow>
            <mi>m</mi>
          </mrow>
        </mfrac>
      </mrow>
    </mrow>
    <annotation encoding="StarMath 5.0">left [ RAO left ( X_v right ) right ]_units = X over {m }</annotation>
  </semantics>
</math>
</file>